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7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7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fo:background-color="#FFFFFF"/>
    </style:style>
    <style:style style:name="ce20" style:family="table-cell" style:parent-style-name="Default" style:data-style-name="N0">
      <style:table-cell-properties style:vertical-align="middle" fo:background-color="#FFFFFF" style:cell-protect="none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pril_2025.G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pril_2025.E2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pril_2025.E2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8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 table:style-name="ce1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style-name="ce8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23">
            <text:p>Attorney General's Departments</text:p>
          </table:table-cell>
          <table:table-cell office:value-type="float" office:value="7" table:content-validation-name="val1" table:style-name="ce21">
            <text:p>7.00</text:p>
          </table:table-cell>
          <table:table-cell office:value-type="float" office:value="7" table:content-validation-name="val6" table:style-name="ce22">
            <text:p>7.00</text:p>
          </table:table-cell>
          <table:table-cell office:value-type="float" office:value="4" table:content-validation-name="val1" table:style-name="ce21">
            <text:p>4.00</text:p>
          </table:table-cell>
          <table:table-cell office:value-type="float" office:value="4" table:content-validation-name="val6" table:style-name="ce22">
            <text:p>4.00</text:p>
          </table:table-cell>
          <table:table-cell office:value-type="float" office:value="16" table:content-validation-name="val1" table:style-name="ce21">
            <text:p>16.00</text:p>
          </table:table-cell>
          <table:table-cell office:value-type="float" office:value="15.833333333333334" table:content-validation-name="val6" table:style-name="ce22">
            <text:p>15.83</text:p>
          </table:table-cell>
          <table:table-cell office:value-type="float" office:value="24" table:content-validation-name="val1" table:style-name="ce21">
            <text:p>24.00</text:p>
          </table:table-cell>
          <table:table-cell office:value-type="float" office:value="23.864864864864863" table:content-validation-name="val6" table:style-name="ce22">
            <text:p>23.86</text:p>
          </table:table-cell>
          <table:table-cell office:value-type="float" office:value="5" table:content-validation-name="val1" table:style-name="ce21">
            <text:p>5.00</text:p>
          </table:table-cell>
          <table:table-cell office:value-type="float" office:value="5" table:content-validation-name="val6" table:style-name="ce22">
            <text:p>5.00</text:p>
          </table:table-cell>
          <table:table-cell table:content-validation-name="val1" table:style-name="ce21"/>
          <table:table-cell table:content-validation-name="val6" table:style-name="ce22"/>
          <table:table-cell office:value-type="float" office:value="56" table:formula="of:=SUM([.F2];[.H2];[.J2];[.L2];[.N2];[.P2])" table:content-validation-name="val8" table:style-name="ce10">
            <text:p>56</text:p>
          </table:table-cell>
          <table:table-cell office:value-type="float" office:value="55.698198198198199" table:formula="of:=SUM([.G2];[.I2];[.K2];[.M2];[.O2];[.Q2])" table:content-validation-name="val8" table:style-name="ce10">
            <text:p>56</text:p>
          </table:table-cell>
          <table:table-cell table:content-validation-name="val4" table:style-name="ce24"/>
          <table:table-cell table:content-validation-name="val6" table:style-name="ce22"/>
          <table:table-cell table:content-validation-name="val4" table:style-name="ce24"/>
          <table:table-cell table:content-validation-name="val6" table:style-name="ce22"/>
          <table:table-cell table:content-validation-name="val6" table:style-name="ce22"/>
          <table:table-cell table:content-validation-name="val5" table:style-name="ce25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content-validation-name="val7" table:style-name="ce13"/>
          <table:table-cell office:value-type="float" office:value="56" table:formula="of:=[.R2]+[.Z2]" table:content-validation-name="val8" table:style-name="ce14">
            <text:p>56</text:p>
          </table:table-cell>
          <table:table-cell office:value-type="float" office:value="55.698198198198199" table:formula="of:=[.S2]+[.AA2]" table:content-validation-name="val8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table:content-validation-name="val3" table:style-name="ce17"/>
          <table:table-cell table:content-validation-name="val3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number-columns-repeated="16181" table:style-name="ce20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style-name="ce8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23">
            <text:p>Attorney General's Departments</text:p>
          </table:table-cell>
          <table:table-cell office:value-type="float" office:value="41" table:content-validation-name="val1" table:style-name="ce21">
            <text:p>41.00</text:p>
          </table:table-cell>
          <table:table-cell office:value-type="float" office:value="37.995345345345342" table:content-validation-name="val6" table:style-name="ce22">
            <text:p>38.00</text:p>
          </table:table-cell>
          <table:table-cell office:value-type="float" office:value="422" table:content-validation-name="val1" table:style-name="ce21">
            <text:p>422.00</text:p>
          </table:table-cell>
          <table:table-cell office:value-type="float" office:value="410.80412912912919" table:content-validation-name="val6" table:style-name="ce22">
            <text:p>410.80</text:p>
          </table:table-cell>
          <table:table-cell office:value-type="float" office:value="354" table:content-validation-name="val1" table:style-name="ce21">
            <text:p>354.00</text:p>
          </table:table-cell>
          <table:table-cell office:value-type="float" office:value="345.86579794079807" table:content-validation-name="val6" table:style-name="ce22">
            <text:p>345.87</text:p>
          </table:table-cell>
          <table:table-cell office:value-type="float" office:value="2128" table:content-validation-name="val1" table:style-name="ce21">
            <text:p>2128.00</text:p>
          </table:table-cell>
          <table:table-cell office:value-type="float" office:value="1964.2248498498441" table:content-validation-name="val6" table:style-name="ce22">
            <text:p>1964.22</text:p>
          </table:table-cell>
          <table:table-cell office:value-type="float" office:value="238" table:content-validation-name="val1" table:style-name="ce21">
            <text:p>238.00</text:p>
          </table:table-cell>
          <table:table-cell office:value-type="float" office:value="222.89756756756751" table:content-validation-name="val6" table:style-name="ce22">
            <text:p>222.90</text:p>
          </table:table-cell>
          <table:table-cell table:content-validation-name="val1" table:style-name="ce21"/>
          <table:table-cell table:content-validation-name="val6" table:style-name="ce22"/>
          <table:table-cell office:value-type="float" office:value="3183" table:formula="of:=SUM([.F3];[.H3];[.J3];[.L3];[.N3];[.P3])" table:content-validation-name="val8" table:style-name="ce10">
            <text:p>3,183</text:p>
          </table:table-cell>
          <table:table-cell office:value-type="float" office:value="2981.787689832684" table:formula="of:=SUM([.G3];[.I3];[.K3];[.M3];[.O3];[.Q3])" table:content-validation-name="val8" table:style-name="ce10">
            <text:p>2,982</text:p>
          </table:table-cell>
          <table:table-cell office:value-type="float" office:value="107" table:content-validation-name="val4" table:style-name="ce24">
            <text:p>107</text:p>
          </table:table-cell>
          <table:table-cell office:value-type="float" office:value="105.34726433750824" table:content-validation-name="val6" table:style-name="ce22">
            <text:p>105.35</text:p>
          </table:table-cell>
          <table:table-cell office:value-type="float" office:value="283" table:content-validation-name="val4" table:style-name="ce24">
            <text:p>283</text:p>
          </table:table-cell>
          <table:table-cell office:value-type="float" office:value="280.25135135135133" table:content-validation-name="val6" table:style-name="ce22">
            <text:p>280.25</text:p>
          </table:table-cell>
          <table:table-cell table:content-validation-name="val6" table:style-name="ce9"/>
          <table:table-cell table:content-validation-name="val5" table:style-name="ce9"/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table:content-validation-name="val7" table:style-name="ce13"/>
          <table:table-cell office:value-type="float" office:value="3573" table:formula="of:=[.R3]+[.Z3]" table:content-validation-name="val8" table:style-name="ce14">
            <text:p>3,573</text:p>
          </table:table-cell>
          <table:table-cell office:value-type="float" office:value="3367.3863055215434" table:formula="of:=[.S3]+[.AA3]" table:content-validation-name="val8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number-columns-repeated="16181" table:style-name="ce20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style-name="ce8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23">
            <text:p>Attorney General's Departments</text:p>
          </table:table-cell>
          <table:table-cell office:value-type="float" office:value="2" table:content-validation-name="val1" table:style-name="ce21">
            <text:p>2.00</text:p>
          </table:table-cell>
          <table:table-cell office:value-type="float" office:value="2" table:content-validation-name="val6" table:style-name="ce22">
            <text:p>2.00</text:p>
          </table:table-cell>
          <table:table-cell office:value-type="float" office:value="1" table:content-validation-name="val1" table:style-name="ce21">
            <text:p>1.00</text:p>
          </table:table-cell>
          <table:table-cell office:value-type="float" office:value="1" table:content-validation-name="val6" table:style-name="ce22">
            <text:p>1.00</text:p>
          </table:table-cell>
          <table:table-cell office:value-type="float" office:value="1" table:content-validation-name="val1" table:style-name="ce21">
            <text:p>1.00</text:p>
          </table:table-cell>
          <table:table-cell office:value-type="float" office:value="1" table:content-validation-name="val6" table:style-name="ce22">
            <text:p>1.00</text:p>
          </table:table-cell>
          <table:table-cell office:value-type="float" office:value="19" table:content-validation-name="val1" table:style-name="ce21">
            <text:p>19.00</text:p>
          </table:table-cell>
          <table:table-cell office:value-type="float" office:value="18.659459459459462" table:content-validation-name="val6" table:style-name="ce22">
            <text:p>18.66</text:p>
          </table:table-cell>
          <table:table-cell office:value-type="float" office:value="2" table:content-validation-name="val1" table:style-name="ce21">
            <text:p>2.00</text:p>
          </table:table-cell>
          <table:table-cell office:value-type="float" office:value="2" table:content-validation-name="val6" table:style-name="ce22">
            <text:p>2.00</text:p>
          </table:table-cell>
          <table:table-cell table:content-validation-name="val1" table:style-name="ce21"/>
          <table:table-cell table:content-validation-name="val6" table:style-name="ce22"/>
          <table:table-cell office:value-type="float" office:value="25" table:formula="of:=SUM([.F4];[.H4];[.J4];[.L4];[.N4];[.P4])" table:content-validation-name="val8" table:style-name="ce10">
            <text:p>25</text:p>
          </table:table-cell>
          <table:table-cell office:value-type="float" office:value="24.659459459459462" table:formula="of:=SUM([.G4];[.I4];[.K4];[.M4];[.O4];[.Q4])" table:content-validation-name="val8" table:style-name="ce10">
            <text:p>25</text:p>
          </table:table-cell>
          <table:table-cell table:content-validation-name="val4" table:style-name="ce24"/>
          <table:table-cell table:content-validation-name="val6" table:style-name="ce22"/>
          <table:table-cell table:content-validation-name="val4" table:style-name="ce24"/>
          <table:table-cell table:content-validation-name="val6" table:style-name="ce22"/>
          <table:table-cell table:content-validation-name="val6" table:style-name="ce22"/>
          <table:table-cell table:content-validation-name="val5" table:style-name="ce25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content-validation-name="val7" table:style-name="ce13"/>
          <table:table-cell office:value-type="float" office:value="25" table:formula="of:=[.R4]+[.Z4]" table:content-validation-name="val8" table:style-name="ce14">
            <text:p>25</text:p>
          </table:table-cell>
          <table:table-cell office:value-type="float" office:value="24.659459459459462" table:formula="of:=[.S4]+[.AA4]" table:content-validation-name="val8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table:content-validation-name="val3" table:style-name="ce17"/>
          <table:table-cell table:content-validation-name="val3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19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content-validation-name="val8" table:style-name="ce20"/>
          <table:table-cell table:number-columns-repeated="16181" table:style-name="ce20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7">
      <number:currency-symbol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6" style:family="table-cell">
      <style:table-cell-properties fo:background-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Helen Demetriou</meta:initial-creator>
    <dc:creator>Sara OttenElwood</dc:creator>
    <meta:creation-date>2022-05-16T16:05:07Z</meta:creation-date>
    <dc:date>2025-05-20T11:48:30Z</dc:date>
  </office:meta>
</office:document-meta>
</file>